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5994" officeooo:paragraph-rsid="00045994"/>
    </style:style>
    <style:style style:name="P2" style:family="paragraph" style:parent-style-name="Standard">
      <style:text-properties officeooo:rsid="00049224" officeooo:paragraph-rsid="00049224"/>
    </style:style>
    <style:style style:name="P3" style:family="paragraph" style:parent-style-name="Standard">
      <style:text-properties officeooo:rsid="0004c59c" officeooo:paragraph-rsid="0004c59c"/>
    </style:style>
    <style:style style:name="P4" style:family="paragraph" style:parent-style-name="Standard">
      <style:text-properties officeooo:rsid="0004ee77" officeooo:paragraph-rsid="0004ee77"/>
    </style:style>
    <style:style style:name="P5" style:family="paragraph" style:parent-style-name="Standard">
      <style:text-properties officeooo:rsid="0005c522" officeooo:paragraph-rsid="0005c522"/>
    </style:style>
    <style:style style:name="P6" style:family="paragraph" style:parent-style-name="Standard">
      <style:text-properties officeooo:rsid="0007145a" officeooo:paragraph-rsid="0007145a"/>
    </style:style>
    <style:style style:name="P7" style:family="paragraph" style:parent-style-name="Standard">
      <style:text-properties officeooo:rsid="0007a0e8" officeooo:paragraph-rsid="0007a0e8"/>
    </style:style>
    <style:style style:name="P8" style:family="paragraph" style:parent-style-name="Standard">
      <style:text-properties officeooo:rsid="000960bb" officeooo:paragraph-rsid="000960bb"/>
    </style:style>
    <style:style style:name="P9" style:family="paragraph" style:parent-style-name="Standard">
      <style:text-properties officeooo:rsid="000a513a" officeooo:paragraph-rsid="000a513a"/>
    </style:style>
    <style:style style:name="P10" style:family="paragraph" style:parent-style-name="Standard">
      <style:text-properties officeooo:rsid="000ad03a" officeooo:paragraph-rsid="000ad03a"/>
    </style:style>
    <style:style style:name="P11" style:family="paragraph" style:parent-style-name="Standard">
      <style:text-properties officeooo:rsid="000b9cc7" officeooo:paragraph-rsid="000b9cc7"/>
    </style:style>
    <style:style style:name="P12" style:family="paragraph" style:parent-style-name="Standard">
      <style:text-properties fo:font-style="italic" style:text-underline-style="solid" style:text-underline-width="auto" style:text-underline-color="font-color" fo:font-weight="bold" officeooo:rsid="000b9cc7" officeooo:paragraph-rsid="000b9cc7" style:font-style-asian="italic" style:font-weight-asian="bold" style:font-style-complex="italic" style:font-weight-complex="bold"/>
    </style:style>
    <style:style style:name="P13" style:family="paragraph" style:parent-style-name="Standard">
      <style:text-properties officeooo:rsid="000c64f8" officeooo:paragraph-rsid="000c64f8"/>
    </style:style>
    <style:style style:name="P14" style:family="paragraph" style:parent-style-name="Standard">
      <style:text-properties officeooo:rsid="000d0585" officeooo:paragraph-rsid="000d0585"/>
    </style:style>
    <style:style style:name="P15" style:family="paragraph" style:parent-style-name="Standard">
      <style:text-properties officeooo:rsid="000f3219" officeooo:paragraph-rsid="000f3219"/>
    </style:style>
    <style:style style:name="P16" style:family="paragraph" style:parent-style-name="Standard">
      <style:text-properties officeooo:rsid="00113bf1" officeooo:paragraph-rsid="00113bf1"/>
    </style:style>
    <style:style style:name="P17" style:family="paragraph" style:parent-style-name="Standard">
      <style:text-properties officeooo:rsid="00125e58" officeooo:paragraph-rsid="00125e58"/>
    </style:style>
    <style:style style:name="P18" style:family="paragraph" style:parent-style-name="Standard">
      <style:text-properties officeooo:rsid="0015ce59" officeooo:paragraph-rsid="0015ce59"/>
    </style:style>
    <style:style style:name="P19" style:family="paragraph" style:parent-style-name="Standard">
      <style:text-properties officeooo:rsid="001786cc" officeooo:paragraph-rsid="001786cc"/>
    </style:style>
    <style:style style:name="P20" style:family="paragraph" style:parent-style-name="Heading_20_4">
      <style:text-properties officeooo:rsid="0004c59c" officeooo:paragraph-rsid="0004c59c"/>
    </style:style>
    <style:style style:name="P21" style:family="paragraph" style:parent-style-name="Preformatted_20_Text">
      <style:text-properties officeooo:rsid="00125e58" officeooo:paragraph-rsid="00125e58"/>
    </style:style>
    <style:style style:name="P22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7a0e8"/>
    </style:style>
    <style:style style:name="T2" style:family="text">
      <style:text-properties officeooo:rsid="001544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 bas jowwa el text</text:p>
      <text:p text:style-name="P1">el form jowwa section</text:p>
      <text:p text:style-name="P1">box model nesab padding margin </text:p>
      <text:p text:style-name="P1"/>
      <text:p text:style-name="P2">OO CSS </text:p>
      <text:p text:style-name="P2">SMA CSS HOMEWORK</text:p>
      <text:p text:style-name="P2">INSPECTOR BROWSER</text:p>
      <text:p text:style-name="P3">WEBSITE RENDERING</text:p>
      <text:h text:style-name="P20" text:outline-level="4">:nth-child(n) :nth-last-child(n)</text:h>
      <text:p text:style-name="P5">W yalle ta7to self reading</text:p>
      <text:p text:style-name="P5"/>
      <text:p text:style-name="P6">take the size of the screen as an initial </text:p>
      <text:p text:style-name="P6">device dpi target density resolution</text:p>
      <text:p text:style-name="P3"/>
      <text:p text:style-name="P3"/>
      <text:p text:style-name="P4"><text:a xlink:type="simple" xlink:href="http://www.patternify.com/l" text:style-name="Internet_20_link" text:visited-style-name="Visited_20_Internet_20_Link">http://www.patternify.com/</text:a><text:a xlink:type="simple" xlink:href="http://www.patternify.com/l" text:style-name="Internet_20_link" text:visited-style-name="Visited_20_Internet_20_Link"><text:span text:style-name="T1">l</text:span></text:a></text:p>
      <text:p text:style-name="P4"/>
      <text:p text:style-name="P4"/>
      <text:p text:style-name="P7">el margin auto 3al container mesh 3al div</text:p>
      <text:p text:style-name="P8">margin: 0 auto; 3a kol container beddi ykon bl no9</text:p>
      <text:p text:style-name="P8">kolhom b 1 section w el divs use inline-blocks or float</text:p>
      <text:p text:style-name="P8">ma3 width padding and margin for each </text:p>
      <text:p text:style-name="P8">el width lal 2 = 100%</text:p>
      <text:p text:style-name="P8">margin ben7asab la7al </text:p>
      <text:p text:style-name="P8"/>
      <text:p text:style-name="P9">bl phone : float none w la kl wa7deh 100% w margin:auto</text:p>
      <text:p text:style-name="P9"/>
      <text:p text:style-name="P10">java server</text:p>
      <text:p text:style-name="P10">javascript 3end el client</text:p>
      <text:p text:style-name="P10"/>
      <text:p text:style-name="P10">javascript be3mal manipulation bl components w beb3at requests lal server </text:p>
      <text:p text:style-name="P10"/>
      <text:p text:style-name="P10">JS Lal front end (j-query) </text:p>
      <text:p text:style-name="P10">JS developer (Object oriented and angular)</text:p>
      <text:p text:style-name="P10"/>
      <text:p text:style-name="P11">IMAGE LIGHTBOXES</text:p>
      <text:p text:style-name="P11"/>
      <text:p text:style-name="P12">image gallery plugin j-query</text:p>
      <text:p text:style-name="P10"/>
      <text:p text:style-name="P13">textarea</text:p>
      <text:p text:style-name="P13">console command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0"/>
      <text:p text:style-name="P10"/>
      <text:p text:style-name="P10"/>
      <text:p text:style-name="P15"><text:a xlink:type="simple" xlink:href="https://developer.mozilla.org/en-US/docs/Web/JavaScript/Reference/Global_Objects/Array" text:style-name="Internet_20_link" text:visited-style-name="Visited_20_Internet_20_Link">https://developer.mozilla.org/en-US/docs/Web/JavaScript/Reference/Global_Objects/Array</text:a></text:p>
      <text:p text:style-name="P15"><text:a xlink:type="simple" xlink:href="https://www.tutorialspoint.com/javascript/javascript_builtin_functions.htm" text:style-name="Internet_20_link" text:visited-style-name="Visited_20_Internet_20_Link">https://www.tutorialspoint.com/javascript/javascript_builtin_functions.htm</text:a></text:p>
      <text:p text:style-name="P15"><text:a xlink:type="simple" xlink:href="http://www.patternify.com/" text:style-name="Internet_20_link" text:visited-style-name="Visited_20_Internet_20_Link">http://www.patternify.com/</text:a></text:p>
      <text:p text:style-name="P15"><text:a xlink:type="simple" xlink:href="https://css-tricks.com/data-uris/" text:style-name="Internet_20_link" text:visited-style-name="Visited_20_Internet_20_Link">https://css-tricks.com/data-uris/</text:a></text:p>
      <text:p text:style-name="P15"><text:a xlink:type="simple" xlink:href="https://css-tricks.com/snippets/html/responsive-meta-tag/" text:style-name="Internet_20_link" text:visited-style-name="Visited_20_Internet_20_Link">https://css-tricks.com/snippets/html/responsive-meta-tag/</text:a></text:p>
      <text:p text:style-name="P15"/>
      <text:p text:style-name="P17">Check an alternative for Jquery</text:p>
      <text:p text:style-name="P17"/>
      <text:p text:style-name="P16">if(sub.is('hidden')) {</text:p>
      <text:p text:style-name="P16"><text:tab/><text:tab/><text:tab/>$(sub).slideDown(200);</text:p>
      <text:p text:style-name="P16">console.log(12333);</text:p>
      <text:p text:style-name="P16"><text:tab/><text:tab/><text:tab/>}</text:p>
      <text:p text:style-name="P16"><text:tab/><text:tab/>else {</text:p>
      <text:p text:style-name="P16"><text:tab/><text:tab/><text:tab/>$(sub).slideUp(200);</text:p>
      <text:p text:style-name="P16">console.log(123);</text:p>
      <text:p text:style-name="P16"><text:tab/><text:tab/>}</text:p>
      <text:p text:style-name="P16"/>
      <text:p text:style-name="P17"><text:a xlink:type="simple" xlink:href="https://www.w3schools.com/jquery/jquery_dom_remove.asp" text:style-name="Internet_20_link" text:visited-style-name="Visited_20_Internet_20_Link">https://www.w3schools.com/jquery/jquery_dom_remove.asp</text:a></text:p>
      <text:p text:style-name="P17"/>
      <text:p text:style-name="P17"><text:a xlink:type="simple" xlink:href="https://www.w3schools.com/jquery/eff_fadeout.asp" text:style-name="Internet_20_link" text:visited-style-name="Visited_20_Internet_20_Link">https://www.w3schools.com/jquery/eff_fadeout.asp</text:a></text:p>
      <text:p text:style-name="P17"><text:a xlink:type="simple" xlink:href="http://andrewrjones.github.io/jquery-placeholder-plugin//" text:style-name="Internet_20_link" text:visited-style-name="Visited_20_Internet_20_Link">http://andrewrjones.github.io/jquery-placeholder-plugin//</text:a></text:p>
      <text:p text:style-name="P17"><text:a xlink:type="simple" xlink:href="https://codepen.io/manifestinteractive/pen/viaAK" text:style-name="Internet_20_link" text:visited-style-name="Visited_20_Internet_20_Link">https://codepen.io/manifestinteractive/pen/viaAK</text:a></text:p>
      <text:p text:style-name="P17"><text:a xlink:type="simple" xlink:href="https://stackoverflow.com/questions/46003373/fade-out-css-jquery-onclick-event" text:style-name="Internet_20_link" text:visited-style-name="Visited_20_Internet_20_Link">https://stackoverflow.com/questions/46003373/fade-out-css-jquery-onclick-event</text:a></text:p>
      <text:p text:style-name="P17"><text:a xlink:type="simple" xlink:href="https://codepen.io/bigwilliam/pen/bdNKEM" text:style-name="Internet_20_link" text:visited-style-name="Visited_20_Internet_20_Link">https://codepen.io/bigwilliam/pen/bdNKEM</text:a></text:p>
      <text:p text:style-name="P17"><text:a xlink:type="simple" xlink:href="https://www.w3schools.com/howto/tryit.asp?filename=tryhow_css_switch" text:style-name="Internet_20_link" text:visited-style-name="Visited_20_Internet_20_Link">https://www.w3schools.com/howto/tryit.asp?filename=tryhow_css_switch</text:a></text:p>
      <text:p text:style-name="P17"><text:a xlink:type="simple" xlink:href="https://codepen.io/bigwilliam/pen/bdNKEM" text:style-name="Internet_20_link" text:visited-style-name="Visited_20_Internet_20_Link">https://codepen.io/bigwilliam/pen/bdNKEM</text:a></text:p>
      <text:p text:style-name="P17"><text:a xlink:type="simple" xlink:href="https://learn.shayhowe.com/advanced-html-css/jquery/" text:style-name="Internet_20_link" text:visited-style-name="Visited_20_Internet_20_Link">https://learn.shayhowe.com/advanced-html-css/jquery/</text:a></text:p>
      <text:p text:style-name="P17"><text:a xlink:type="simple" xlink:href="https://codepen.io/konsav/pen/yNVyOG" text:style-name="Internet_20_link" text:visited-style-name="Visited_20_Internet_20_Link">https://codepen.io/konsav/pen/yNVyOG</text:a></text:p>
      <text:p text:style-name="P17"/>
      <text:p text:style-name="P17"/>
      <text:p text:style-name="P17"/>
      <text:p text:style-name="P17"/>
      <text:p text:style-name="P17"/>
      <text:p text:style-name="P17">research environment</text:p>
      <text:p text:style-name="P17">syntax priority </text:p>
      <text:p text:style-name="P17"/>
      <text:p text:style-name="P17">HTML: how it works, syntax, case use, how, why, practice, evaluation</text:p>
      <text:p text:style-name="P17">CSS</text:p>
      <text:p text:style-name="P17"/>
      <text:p text:style-name="P17">html semantics</text:p>
      <text:p text:style-name="P17"/>
      <text:p text:style-name="P17">html layouts</text:p>
      <text:p text:style-name="P17"/>
      <text:p text:style-name="P17">security issues on javascript</text:p>
      <text:p text:style-name="P17"/>
      <text:p text:style-name="P17"/>
      <text:p text:style-name="P17"><text:a xlink:type="simple" xlink:href="https://blog.sessionstack.com/how-does-javascript-actually-work-part-1-b0bacc073cf" text:style-name="Internet_20_link" text:visited-style-name="Visited_20_Internet_20_Link">https://blog.sessionstack.com/how-does-javascript-actually-work-part-1-b0bacc073cf</text:a></text:p>
      <text:p text:style-name="P17"/>
      <text:p text:style-name="P17"><text:soft-page-break/>event.target: el eshe yalle be9eer 3aleeh event</text:p>
      <text:p text:style-name="P17"><text:a xlink:type="simple" xlink:href="https://developer.mozilla.org/en-US/docs/Web/API/Element/matches" text:style-name="Internet_20_link" text:visited-style-name="Visited_20_Internet_20_Link">https://developer.mozilla.org/en-US/docs/Web/API/Element/matches</text:a></text:p>
      <text:p text:style-name="P17"/>
      <text:p text:style-name="P17"/>
      <text:p text:style-name="P21"><text:span text:style-name="Source_20_Text">&lt;ul id="birds"&gt;</text:span></text:p>
      <text:p text:style-name="Preformatted_20_Text"><text:span text:style-name="Source_20_Text"><text:s text:c="2"/>&lt;li&gt;Orange-winged parrot&lt;/li&gt;</text:span></text:p>
      <text:p text:style-name="Preformatted_20_Text"><text:span text:style-name="Source_20_Text"><text:s text:c="2"/>&lt;li class="endangered"&gt;Philippine eagle&lt;/li&gt;</text:span></text:p>
      <text:p text:style-name="Preformatted_20_Text"><text:span text:style-name="Source_20_Text"><text:s text:c="2"/>&lt;li&gt;Great white pelican&lt;/li&gt;</text:span></text:p>
      <text:p text:style-name="Preformatted_20_Text"><text:span text:style-name="Source_20_Text">&lt;/ul&gt;</text:span></text:p>
      <text:p text:style-name="Preformatted_20_Text"/>
      <text:p text:style-name="Preformatted_20_Text"><text:span text:style-name="Source_20_Text">&lt;script type="text/javascript"&gt;</text:span></text:p>
      <text:p text:style-name="Preformatted_20_Text"><text:span text:style-name="Source_20_Text"><text:s text:c="2"/>var birds = document.getElementsByTagName('li');</text:span></text:p>
      <text:p text:style-name="Preformatted_20_Text"/>
      <text:p text:style-name="Preformatted_20_Text"><text:span text:style-name="Source_20_Text"><text:s text:c="2"/>for (var i = 0; i &lt; birds.length; i++) {</text:span></text:p>
      <text:p text:style-name="Preformatted_20_Text"><text:span text:style-name="Source_20_Text"><text:s text:c="4"/>if (birds[i].matches('.endangered')) {</text:span></text:p>
      <text:p text:style-name="Preformatted_20_Text"><text:span text:style-name="Source_20_Text"><text:s text:c="6"/>console.log('The ' + birds[i].textContent + ' is endangered!'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22"><text:span text:style-name="Source_20_Text">&lt;/script&gt;</text:span></text:p>
      <text:p text:style-name="P17">JQUERY RUNS OVER JS <text:span text:style-name="T2">BYE3MAL INTERPRETATION LA JS CODE</text:span> , JS RUNS OVER V8</text:p>
      <text:p text:style-name="P17"/>
      <text:p text:style-name="P17"/>
      <text:p text:style-name="P17"/>
      <text:p text:style-name="P18">&lt;div class="row"&gt;</text:p>
      <text:p text:style-name="P18"><text:tab/><text:tab/><text:tab/>&lt;div class="col-xs-4"&gt;</text:p>
      <text:p text:style-name="P18"><text:tab/><text:tab/><text:tab/><text:tab/>&lt;img class="card-img-top img-fluid" src="" alt=""&gt;</text:p>
      <text:p text:style-name="P18"><text:tab/><text:tab/><text:tab/>&lt;/div&gt;</text:p>
      <text:p text:style-name="P18"><text:tab/><text:tab/>&lt;/div&gt;</text:p>
      <text:p text:style-name="P18"/>
      <text:p text:style-name="P19">https://www.teaching-materials.org/bootstrap-hosting-github/bootstrap_2#/6/2</text:p>
      <text:p text:style-name="P18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32:23.404354629</meta:creation-date>
    <dc:date>2017-10-01T11:33:48.596612175</dc:date>
    <meta:editing-duration>P2DT23H42M18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83" meta:word-count="268" meta:character-count="2765" meta:non-whitespace-character-count="2517"/>
  </office:meta>
</office:document-meta>
</file>